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_20__28_var_29_" draw:fill="solid" draw:fill-color="#ffd320" draw:textarea-horizontal-align="center" draw:textarea-vertical-align="middle"/>
    </style:style>
    <style:style style:name="gr5" style:family="graphic" style:parent-style-name="standard">
      <style:graphic-properties draw:fill="solid" draw:fill-color="#ffe0c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2.18cm"/>
    </style:style>
    <style:style style:name="gr11" style:family="graphic" style:parent-style-name="standard">
      <style:graphic-properties svg:stroke-width="0.1cm" draw:marker-start-width="0.35cm" draw:marker-end="Linienende_20_1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Ultrafine_20_Dashed" svg:stroke-width="0.05cm" draw:marker-start-width="0.425cm" draw:marker-end-width="0.42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cm"/>
    </style:style>
    <style:style style:name="gr16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2.36cm"/>
    </style:style>
    <style:style style:name="gr18" style:family="graphic" style:parent-style-name="standard">
      <style:graphic-properties draw:stroke="dash" draw:stroke-dash="Ultrafine_20_Dashed" svg:stroke-width="0.05cm" svg:stroke-color="#c90016" draw:marker-start-width="0.425cm" draw:marker-end-width="0.425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color="#c90016"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c90016" fo:font-size="11pt" style:font-size-asian="11pt" style:font-size-complex="11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cm" svg:height="0.304cm" svg:x="5.379cm" svg:y="3.4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21cm" svg:height="0.629cm" svg:x="6.079cm" svg:y="3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621cm" svg:height="1.804cm" svg:x="10.679cm" svg:y="1.9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1.423cm" svg:x="9.979cm" svg:y="2.3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977cm" svg:x="9.279cm" svg:y="2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57cm" svg:height="1.948cm" svg:x="6.536cm" svg:y="14.33cm">
          <text:p/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779cm" svg:height="1.291cm" svg:x="6.5cm" svg:y="6.781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1.378cm" svg:height="1.803cm" svg:x="9.3cm" svg:y="6.268cm" svg:viewBox="0 0 1379 1804" draw:points="0,524 1379,0 1379,1804 0,1804">
          <text:p/>
        </draw:polygon>
        <draw:custom-shape draw:style-name="gr2" draw:text-style-name="P1" draw:layer="layout" svg:width="4.621cm" svg:height="1.845cm" svg:x="10.679cm" svg:y="6.26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699cm" svg:height="0.999cm" svg:x="3cm" svg:y="7.072cm" svg:viewBox="0 0 1700 1000" svg:d="m0 1000c1700 0 1700-1000 1700-1000v1000z">
          <text:p/>
        </draw:path>
        <draw:polygon draw:style-name="gr3" draw:text-style-name="P1" draw:layer="layout" svg:width="1.799cm" svg:height="1.29cm" svg:x="4.7cm" svg:y="6.781cm" svg:viewBox="0 0 1800 1291" draw:points="0,375 1800,0 1800,1291 0,1291">
          <text:p/>
        </draw:polygon>
        <draw:custom-shape draw:style-name="gr1" draw:text-style-name="P1" draw:layer="layout" svg:width="6.021cm" svg:height="0.785cm" svg:x="9.279cm" svg:y="11.1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61cm" svg:height="0.785cm" svg:x="6.539cm" svg:y="13.0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0.785cm" svg:x="3.2cm" svg:y="4.846cm">
          <text:p/>
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4.572cm" svg:height="0.785cm" svg:x="4.707cm" svg:y="4.8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21cm" svg:height="1.595cm" svg:x="9.279cm" svg:y="4.0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cm" svg:height="1.617cm" svg:x="9.279cm" svg:y="0.1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93cm" svg:height="1.617cm" svg:x="4.707cm" svg:y="0.1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8.127cm" svg:x="0cm" svg:y="8.1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51cm" svg:height="8.145cm" svg:x="-0.025cm" svg:y="-0.0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761cm" svg:height="1.617cm" svg:x="6.539cm" svg:y="8.37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5cm" svg:y1="17.2cm" svg:x2="2.5cm" svg:y2="-4.2cm">
          <text:p/>
        </draw:line>
        <draw:frame draw:style-name="gr10" draw:text-style-name="P2" draw:layer="layout" svg:width="2.68cm" svg:height="1.361cm" draw:transform="rotate (-1.57079632679579) translate (2.461cm 8.398cm)">
          <draw:text-box>
            <text:p><text:span text:style-name="T1">File </text:span></text:p>
            <text:p><text:span text:style-name="T1">Size</text:span></text:p>
          </draw:text-box>
        </draw:frame>
        <draw:line draw:style-name="gr11" draw:text-style-name="P1" draw:layer="layout" svg:x1="0.9cm" svg:y1="16.199cm" svg:x2="16.817cm" svg:y2="16.24cm">
          <text:p/>
        </draw:line>
        <draw:frame draw:style-name="gr12" draw:layer="layout" svg:width="0.68cm" svg:height="0.962cm" svg:x="16.272cm" svg:y="16.522cm">
          <draw:text-box>
            <text:p>t</text:p>
          </draw:text-box>
        </draw:frame>
        <draw:line draw:style-name="gr13" draw:text-style-name="P1" draw:layer="layout" svg:x1="15.3cm" svg:y1="16.4cm" svg:x2="15.3cm" svg:y2="15.9cm">
          <text:p/>
        </draw:line>
        <draw:frame draw:style-name="gr12" draw:text-style-name="P3" draw:layer="layout" svg:width="1.954cm" svg:height="0.725cm" draw:transform="rotate (-1.57079632679579) translate (9.625cm 16.146cm)">
          <draw:text-box>
            <text:p><text:span text:style-name="T2">+1 Year</text:span></text:p>
          </draw:text-box>
        </draw:frame>
        <draw:line draw:style-name="gr14" draw:text-style-name="P1" draw:layer="layout" svg:x1="9.279cm" svg:y1="16.44cm" svg:x2="9.279cm" svg:y2="-4.2cm">
          <text:p/>
        </draw:line>
        <draw:frame draw:style-name="gr15" draw:text-style-name="P2" draw:layer="layout" svg:width="2.682cm" svg:height="1cm" svg:x="2.5cm" svg:y="18.1cm">
          <draw:text-box>
            <text:p><text:span text:style-name="T1">Append</text:span></text:p>
          </draw:text-box>
        </draw:frame>
        <draw:frame draw:style-name="gr15" draw:text-style-name="P2" draw:layer="layout" svg:width="5.442cm" svg:height="1cm" svg:x="4.458cm" svg:y="18.1cm">
          <draw:text-box>
            <text:p><text:span text:style-name="T1">Post-processing</text:span></text:p>
          </draw:text-box>
        </draw:frame>
        <draw:line draw:style-name="gr14" draw:text-style-name="P1" draw:layer="layout" svg:x1="5.379cm" svg:y1="16.44cm" svg:x2="5.379cm" svg:y2="-4.2cm">
          <text:p/>
        </draw:line>
        <draw:frame draw:style-name="gr15" draw:text-style-name="P2" draw:layer="layout" svg:width="5.442cm" svg:height="1cm" svg:x="8.7cm" svg:y="18.1cm">
          <draw:text-box>
            <text:p><text:span text:style-name="T1"><text:s text:c="2"/></text:span><text:span text:style-name="T1">Further Analysis</text:span></text:p>
          </draw:text-box>
        </draw:frame>
        <draw:line draw:style-name="gr14" draw:text-style-name="P1" draw:layer="layout" svg:x1="6.079cm" svg:y1="16.44cm" svg:x2="6.079cm" svg:y2="-4.2cm">
          <text:p/>
        </draw:line>
        <draw:line draw:style-name="gr14" draw:text-style-name="P1" draw:layer="layout" svg:x1="9.979cm" svg:y1="16.44cm" svg:x2="9.979cm" svg:y2="-4.2cm">
          <text:p/>
        </draw:line>
        <draw:line draw:style-name="gr14" draw:text-style-name="P1" draw:layer="layout" svg:x1="10.679cm" svg:y1="16.44cm" svg:x2="10.679cm" svg:y2="-4.2cm">
          <text:p/>
        </draw:line>
        <draw:frame draw:style-name="gr12" draw:layer="layout" svg:width="1.035cm" svg:height="0.962cm" svg:x="7.367cm" svg:y="16.134cm">
          <draw:text-box>
            <text:p>...</text:p>
          </draw:text-box>
        </draw:frame>
        <draw:frame draw:style-name="gr12" draw:layer="layout" svg:width="1.035cm" svg:height="0.962cm" svg:x="11.722cm" svg:y="16.176cm">
          <draw:text-box>
            <text:p>...</text:p>
          </draw:text-box>
        </draw:frame>
        <draw:frame draw:style-name="gr12" draw:text-style-name="P3" draw:layer="layout" svg:width="2.166cm" svg:height="0.725cm" draw:transform="rotate (-1.57079632679579) translate (15.7cm 16.2cm)">
          <draw:text-box>
            <text:p><text:span text:style-name="T2">+4 Years</text:span></text:p>
          </draw:text-box>
        </draw:frame>
        <draw:frame draw:style-name="gr10" draw:text-style-name="P4" draw:layer="layout" svg:width="2.68cm" svg:height="1.038cm" draw:transform="rotate (-1.57079632679579) translate (0.962cm 10.998cm)">
          <draw:text-box>
            <text:p><text:span text:style-name="T3">Tape</text:span></text:p>
          </draw:text-box>
        </draw:frame>
        <draw:line draw:style-name="gr14" draw:text-style-name="P1" draw:layer="layout" svg:x1="3.2cm" svg:y1="16.564cm" svg:x2="3.2cm" svg:y2="-4.076cm">
          <text:p/>
        </draw:line>
        <draw:line draw:style-name="gr14" draw:text-style-name="P1" draw:layer="layout" svg:x1="4.7cm" svg:y1="16.441cm" svg:x2="4.7cm" svg:y2="-4.199cm">
          <text:p/>
        </draw:line>
        <draw:frame draw:style-name="gr10" draw:text-style-name="P5" draw:layer="layout" svg:width="2.68cm" svg:height="1.275cm" draw:transform="rotate (-1.57079632679579) translate (2.492cm 13.826cm)">
          <draw:text-box>
            <text:p><text:span text:style-name="T4">file_size_</text:span></text:p>
            <text:p><text:span text:style-name="T4">over_time</text:span></text:p>
          </draw:text-box>
        </draw:frame>
        <draw:frame draw:style-name="gr10" draw:text-style-name="P2" draw:layer="layout" svg:width="2.68cm" svg:height="1.361cm" draw:transform="rotate (-1.57079632679579) translate (2.492cm 11.826cm)">
          <draw:text-box>
            <text:p><text:span text:style-name="T1">blocks_</text:span></text:p>
            <text:p><text:span text:style-name="T1">written</text:span></text:p>
          </draw:text-box>
        </draw:frame>
        <draw:line draw:style-name="gr16" draw:text-style-name="P1" draw:layer="layout" svg:x1="0.902cm" svg:y1="11.978cm" svg:x2="16.819cm" svg:y2="12.019cm">
          <text:p/>
        </draw:line>
        <draw:line draw:style-name="gr16" draw:text-style-name="P1" draw:layer="layout" svg:x1="0.903cm" svg:y1="13.837cm" svg:x2="16.82cm" svg:y2="13.878cm">
          <text:p/>
        </draw:line>
        <draw:frame draw:style-name="gr10" draw:text-style-name="P2" draw:layer="layout" svg:width="2.68cm" svg:height="1.361cm" draw:transform="rotate (-1.57079632679579) translate (2.493cm 9.898cm)">
          <draw:text-box>
            <text:p><text:span text:style-name="T1">blocks_</text:span></text:p>
            <text:p><text:span text:style-name="T1">read</text:span></text:p>
          </draw:text-box>
        </draw:frame>
        <draw:line draw:style-name="gr16" draw:text-style-name="P1" draw:layer="layout" svg:x1="0.903cm" svg:y1="9.95cm" svg:x2="16.82cm" svg:y2="9.991cm">
          <text:p/>
        </draw:line>
        <draw:custom-shape draw:style-name="gr6" draw:text-style-name="P1" draw:layer="layout" svg:width="1.5cm" svg:height="1.617cm" svg:x="3.2cm" svg:y="0.168cm">
          <text:p/>
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0" draw:text-style-name="P2" draw:layer="layout" svg:width="2.68cm" svg:height="1.361cm" draw:transform="rotate (-1.57079632679579) translate (2.461cm 0.192cm)">
          <draw:text-box>
            <text:p><text:span text:style-name="T1">File </text:span></text:p>
            <text:p><text:span text:style-name="T1">Size</text:span></text:p>
          </draw:text-box>
        </draw:frame>
        <draw:frame draw:style-name="gr10" draw:text-style-name="P4" draw:layer="layout" svg:width="2.68cm" svg:height="1.038cm" draw:transform="rotate (-1.57079632679579) translate (0.962cm 2.892cm)">
          <draw:text-box>
            <text:p><text:span text:style-name="T3">Disk</text:span></text:p>
          </draw:text-box>
        </draw:frame>
        <draw:line draw:style-name="gr16" draw:text-style-name="P1" draw:layer="layout" svg:x1="0.901cm" svg:y1="8.072cm" svg:x2="16.818cm" svg:y2="8.113cm">
          <text:p/>
        </draw:line>
        <draw:frame draw:style-name="gr10" draw:text-style-name="P5" draw:layer="layout" svg:width="2.68cm" svg:height="1.275cm" draw:transform="rotate (-1.57079632679579) translate (2.492cm 5.62cm)">
          <draw:text-box>
            <text:p><text:span text:style-name="T4">file_size_</text:span></text:p>
            <text:p><text:span text:style-name="T4">over_time</text:span></text:p>
          </draw:text-box>
        </draw:frame>
        <draw:frame draw:style-name="gr17" draw:text-style-name="P2" draw:layer="layout" svg:width="2.86cm" svg:height="1.361cm" draw:transform="rotate (-1.57079632679579) translate (2.492cm 3.62cm)">
          <draw:text-box>
            <text:p><text:span text:style-name="T1">blocks_</text:span></text:p>
            <text:p><text:span text:style-name="T1">written</text:span></text:p>
          </draw:text-box>
        </draw:frame>
        <draw:line draw:style-name="gr16" draw:text-style-name="P1" draw:layer="layout" svg:x1="0.902cm" svg:y1="3.772cm" svg:x2="16.819cm" svg:y2="3.813cm">
          <text:p/>
        </draw:line>
        <draw:line draw:style-name="gr16" draw:text-style-name="P1" draw:layer="layout" svg:x1="0.903cm" svg:y1="5.631cm" svg:x2="16.82cm" svg:y2="5.672cm">
          <text:p/>
        </draw:line>
        <draw:frame draw:style-name="gr10" draw:text-style-name="P2" draw:layer="layout" svg:width="2.68cm" svg:height="1.361cm" draw:transform="rotate (-1.57079632679579) translate (2.493cm 1.692cm)">
          <draw:text-box>
            <text:p><text:span text:style-name="T1">blocks_</text:span></text:p>
            <text:p><text:span text:style-name="T1">read</text:span></text:p>
          </draw:text-box>
        </draw:frame>
        <draw:line draw:style-name="gr16" draw:text-style-name="P1" draw:layer="layout" svg:x1="0.903cm" svg:y1="1.744cm" svg:x2="16.82cm" svg:y2="1.785cm">
          <text:p/>
        </draw:line>
        <draw:line draw:style-name="gr14" draw:text-style-name="P1" draw:layer="layout" svg:x1="15.3cm" svg:y1="16.44cm" svg:x2="15.3cm" svg:y2="-4.2cm">
          <text:p/>
        </draw:line>
        <draw:frame draw:style-name="gr12" draw:text-style-name="P4" draw:layer="layout" svg:width="0.972cm" svg:height="1.038cm" svg:x="5.979cm" svg:y="6.338cm">
          <draw:text-box>
            <text:p><text:span text:style-name="T3">X</text:span></text:p>
          </draw:text-box>
        </draw:frame>
        <draw:frame draw:style-name="gr12" draw:text-style-name="P4" draw:layer="layout" svg:width="0.972cm" svg:height="1.038cm" svg:x="8.763cm" svg:y="6.338cm">
          <draw:text-box>
            <text:p><text:span text:style-name="T3">X</text:span></text:p>
          </draw:text-box>
        </draw:frame>
        <draw:frame draw:style-name="gr12" draw:text-style-name="P4" draw:layer="layout" svg:width="0.972cm" svg:height="1.038cm" svg:x="10.186cm" svg:y="5.783cm">
          <draw:text-box>
            <text:p><text:span text:style-name="T3">X</text:span></text:p>
          </draw:text-box>
        </draw:frame>
        <draw:frame draw:style-name="gr12" draw:text-style-name="P4" draw:layer="layout" svg:width="0.972cm" svg:height="1.038cm" svg:x="6.067cm" svg:y="15.762cm">
          <draw:text-box>
            <text:p><text:span text:style-name="T3">X</text:span></text:p>
          </draw:text-box>
        </draw:frame>
        <draw:frame draw:style-name="gr12" draw:text-style-name="P4" draw:layer="layout" svg:width="0.972cm" svg:height="1.038cm" svg:x="14.794cm" svg:y="13.837cm">
          <draw:text-box>
            <text:p><text:span text:style-name="T3">X</text:span></text:p>
          </draw:text-box>
        </draw:frame>
        <draw:custom-shape draw:style-name="gr1" draw:text-style-name="P1" draw:layer="layout" svg:width="2.779cm" svg:height="0.984cm" svg:x="6.5cm" svg:y="2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6.539cm" svg:y1="16.388cm" svg:x2="6.539cm" svg:y2="-4.252cm">
          <text:p/>
        </draw:line>
        <draw:frame draw:style-name="gr12" draw:text-style-name="P6" draw:layer="layout" svg:width="2.102cm" svg:height="0.683cm" draw:transform="rotate (-1.57079632679579) translate (7.18cm -0.2cm)">
          <draw:text-box>
            <text:p><text:span text:style-name="T5">Migration</text:span></text:p>
          </draw:text-box>
        </draw:frame>
        <draw:frame draw:style-name="gr15" draw:text-style-name="P7" draw:layer="layout" svg:width="2.682cm" svg:height="1cm" svg:x="2.8cm" svg:y="16.6cm">
          <draw:text-box>
            <text:p><text:span text:style-name="T6">0</text:span></text:p>
          </draw:text-box>
        </draw:frame>
        <draw:frame draw:style-name="gr12" draw:text-style-name="P3" draw:layer="layout" svg:width="1.45cm" svg:height="0.725cm" draw:transform="rotate (-1.57079632679579) translate (5.043cm 16.34cm)">
          <draw:text-box>
            <text:p><text:span text:style-name="T2">1000</text:span></text:p>
          </draw:text-box>
        </draw:frame>
        <draw:frame draw:style-name="gr12" draw:text-style-name="P3" draw:layer="layout" svg:width="1.421cm" svg:height="0.725cm" draw:transform="rotate (-1.57079632679579) translate (5.744cm 16.34cm)">
          <draw:text-box>
            <text:p><text:span text:style-name="T2">1100</text:span></text:p>
          </draw:text-box>
        </draw:frame>
        <draw:frame draw:style-name="gr12" draw:text-style-name="P3" draw:layer="layout" svg:width="1.45cm" svg:height="0.725cm" draw:transform="rotate (-1.57079632679579) translate (6.444cm 16.34cm)">
          <draw:text-box>
            <text:p><text:span text:style-name="T2">1200</text:span></text:p>
          </draw:text-box>
        </draw:frame>
        <draw:frame draw:style-name="gr12" draw:text-style-name="P3" draw:layer="layout" svg:width="1.531cm" svg:height="0.725cm" draw:transform="rotate (-1.57079632679579) translate (6.845cm 16.34cm)">
          <draw:text-box>
            <text:p><text:span text:style-name="T2">1200'</text:span></text:p>
          </draw:text-box>
        </draw:frame>
        <draw:line draw:style-name="gr19" draw:text-style-name="P1" draw:layer="layout" svg:x1="3cm" svg:y1="18cm" svg:x2="4.5cm" svg:y2="18cm">
          <text:p/>
        </draw:line>
        <draw:line draw:style-name="gr19" draw:text-style-name="P1" draw:layer="layout" svg:x1="4.6cm" svg:y1="18cm" svg:x2="6.626cm" svg:y2="18cm">
          <text:p/>
        </draw:line>
        <draw:line draw:style-name="gr19" draw:text-style-name="P1" draw:layer="layout" svg:x1="6.626cm" svg:y1="18cm" svg:x2="15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lian Kunkel</meta:initial-creator>
    <meta:creation-date>2010-05-27T13:34:04</meta:creation-date>
    <dc:date>2010-06-11T19:33:14</dc:date>
    <dc:creator>Julian Kunkel</dc:creator>
    <meta:editing-duration>PT02H17M58S</meta:editing-duration>
    <meta:editing-cycles>29</meta:editing-cycles>
    <meta:generator>OpenOffice.org/3.2$Unix OpenOffice.org_project/320m12$Build-9483</meta:generator>
    <meta:document-statistic meta:object-count="74"/>
  </office:meta>
</office:document-meta>
</file>